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49mm"/>
    </style:style>
    <style:style style:name="co2" style:family="table-column">
      <style:table-column-properties fo:break-before="auto" style:column-width="83.5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Total execution time (seconds)</text:p>
          </table:table-cell>
          <table:table-cell office:value-type="string" calcext:value-type="string">
            <text:p>Try 1</text:p>
          </table:table-cell>
          <table:table-cell office:value-type="string" calcext:value-type="string">
            <text:p>Try 2</text:p>
          </table:table-cell>
          <table:table-cell office:value-type="string" calcext:value-type="string">
            <text:p>Try 3</text:p>
          </table:table-cell>
          <table:table-cell office:value-type="string" calcext:value-type="string">
            <text:p>Try 4</text:p>
          </table:table-cell>
          <table:table-cell office:value-type="string" calcext:value-type="string">
            <text:p>Try 5</text:p>
          </table:table-cell>
          <table:table-cell office:value-type="string" calcext:value-type="string">
            <text:p>Try 6</text:p>
          </table:table-cell>
          <table:table-cell office:value-type="string" calcext:value-type="string">
            <text:p>Try 7</text:p>
          </table:table-cell>
          <table:table-cell office:value-type="string" calcext:value-type="string">
            <text:p>Try 8</text:p>
          </table:table-cell>
          <table:table-cell office:value-type="string" calcext:value-type="string">
            <text:p>Try 9</text:p>
          </table:table-cell>
          <table:table-cell office:value-type="string" calcext:value-type="string">
            <text:p>Try 10</text:p>
          </table:table-cell>
        </table:table-row>
        <table:table-row table:style-name="ro1">
          <table:table-cell office:value-type="string" calcext:value-type="string">
            <text:p>Only ARM</text:p>
          </table:table-cell>
          <table:table-cell table:formula="of:=AVERAGE([.C2:.L2])" office:value-type="float" office:value="12.3994" calcext:value-type="float">
            <text:p>12,3994</text:p>
          </table:table-cell>
          <table:table-cell office:value-type="float" office:value="12.3521" calcext:value-type="float">
            <text:p>12,3521</text:p>
          </table:table-cell>
          <table:table-cell office:value-type="float" office:value="12.4571" calcext:value-type="float">
            <text:p>12,4571</text:p>
          </table:table-cell>
          <table:table-cell office:value-type="float" office:value="12.3247" calcext:value-type="float">
            <text:p>12,3247</text:p>
          </table:table-cell>
          <table:table-cell office:value-type="float" office:value="12.3391" calcext:value-type="float">
            <text:p>12,3391</text:p>
          </table:table-cell>
          <table:table-cell office:value-type="float" office:value="12.7816" calcext:value-type="float">
            <text:p>12,7816</text:p>
          </table:table-cell>
          <table:table-cell office:value-type="float" office:value="12.2741" calcext:value-type="float">
            <text:p>12,2741</text:p>
          </table:table-cell>
          <table:table-cell office:value-type="float" office:value="12.3273" calcext:value-type="float">
            <text:p>12,3273</text:p>
          </table:table-cell>
          <table:table-cell office:value-type="float" office:value="12.4953" calcext:value-type="float">
            <text:p>12,4953</text:p>
          </table:table-cell>
          <table:table-cell office:value-type="float" office:value="12.3164" calcext:value-type="float">
            <text:p>12,3164</text:p>
          </table:table-cell>
          <table:table-cell office:value-type="float" office:value="12.3263" calcext:value-type="float">
            <text:p>12,3263</text:p>
          </table:table-cell>
        </table:table-row>
        <table:table-row table:style-name="ro1">
          <table:table-cell office:value-type="string" calcext:value-type="string">
            <text:p>Loop 1</text:p>
          </table:table-cell>
          <table:table-cell table:formula="of:=AVERAGE([.C3:.L3])" office:value-type="float" office:value="12.35149" calcext:value-type="float">
            <text:p>12,35149</text:p>
          </table:table-cell>
          <table:table-cell office:value-type="float" office:value="12.3708" calcext:value-type="float">
            <text:p>12,3708</text:p>
          </table:table-cell>
          <table:table-cell office:value-type="float" office:value="12.321" calcext:value-type="float">
            <text:p>12,321</text:p>
          </table:table-cell>
          <table:table-cell office:value-type="float" office:value="12.3514" calcext:value-type="float">
            <text:p>12,3514</text:p>
          </table:table-cell>
          <table:table-cell office:value-type="float" office:value="12.342" calcext:value-type="float">
            <text:p>12,342</text:p>
          </table:table-cell>
          <table:table-cell office:value-type="float" office:value="12.3224" calcext:value-type="float">
            <text:p>12,3224</text:p>
          </table:table-cell>
          <table:table-cell office:value-type="float" office:value="12.3094" calcext:value-type="float">
            <text:p>12,3094</text:p>
          </table:table-cell>
          <table:table-cell office:value-type="float" office:value="12.5153" calcext:value-type="float">
            <text:p>12,5153</text:p>
          </table:table-cell>
          <table:table-cell office:value-type="float" office:value="12.2851" calcext:value-type="float">
            <text:p>12,2851</text:p>
          </table:table-cell>
          <table:table-cell office:value-type="float" office:value="12.3992" calcext:value-type="float">
            <text:p>12,3992</text:p>
          </table:table-cell>
          <table:table-cell office:value-type="float" office:value="12.2983" calcext:value-type="float">
            <text:p>12,2983</text:p>
          </table:table-cell>
        </table:table-row>
        <table:table-row table:style-name="ro1">
          <table:table-cell office:value-type="string" calcext:value-type="string">
            <text:p>Kernel only ran once</text:p>
          </table:table-cell>
          <table:table-cell table:formula="of:=AVERAGE([.C4:.L4])" office:value-type="float" office:value="11.2172" calcext:value-type="float">
            <text:p>11,2172</text:p>
          </table:table-cell>
          <table:table-cell office:value-type="float" office:value="11.1927" calcext:value-type="float">
            <text:p>11,1927</text:p>
          </table:table-cell>
          <table:table-cell office:value-type="float" office:value="11.2322" calcext:value-type="float">
            <text:p>11,2322</text:p>
          </table:table-cell>
          <table:table-cell table:number-columns-repeated="2" office:value-type="float" office:value="11.302" calcext:value-type="float">
            <text:p>11,302</text:p>
          </table:table-cell>
          <table:table-cell office:value-type="float" office:value="11.2047" calcext:value-type="float">
            <text:p>11,2047</text:p>
          </table:table-cell>
          <table:table-cell office:value-type="float" office:value="11.1741" calcext:value-type="float">
            <text:p>11,1741</text:p>
          </table:table-cell>
          <table:table-cell office:value-type="float" office:value="11.2575" calcext:value-type="float">
            <text:p>11,2575</text:p>
          </table:table-cell>
          <table:table-cell office:value-type="float" office:value="11.1567" calcext:value-type="float">
            <text:p>11,1567</text:p>
          </table:table-cell>
          <table:table-cell office:value-type="float" office:value="11.4077" calcext:value-type="float">
            <text:p>11,4077</text:p>
          </table:table-cell>
          <table:table-cell office:value-type="float" office:value="10.9424" calcext:value-type="float">
            <text:p>10,9424</text:p>
          </table:table-cell>
        </table:table-row>
        <table:table-row table:style-name="ro1">
          <table:table-cell office:value-type="string" calcext:value-type="string">
            <text:p>Neon</text:p>
          </table:table-cell>
          <table:table-cell table:formula="of:=AVERAGE([.C5:.L5])" office:value-type="float" office:value="10.42667" calcext:value-type="float">
            <text:p>10,42667</text:p>
          </table:table-cell>
          <table:table-cell office:value-type="float" office:value="10.4649" calcext:value-type="float">
            <text:p>10,4649</text:p>
          </table:table-cell>
          <table:table-cell office:value-type="float" office:value="10.3721" calcext:value-type="float">
            <text:p>10,3721</text:p>
          </table:table-cell>
          <table:table-cell office:value-type="float" office:value="10.4069" calcext:value-type="float">
            <text:p>10,4069</text:p>
          </table:table-cell>
          <table:table-cell office:value-type="float" office:value="10.3733" calcext:value-type="float">
            <text:p>10,3733</text:p>
          </table:table-cell>
          <table:table-cell office:value-type="float" office:value="10.5165" calcext:value-type="float">
            <text:p>10,5165</text:p>
          </table:table-cell>
          <table:table-cell office:value-type="float" office:value="10.3736" calcext:value-type="float">
            <text:p>10,3736</text:p>
          </table:table-cell>
          <table:table-cell office:value-type="float" office:value="10.4305" calcext:value-type="float">
            <text:p>10,4305</text:p>
          </table:table-cell>
          <table:table-cell office:value-type="float" office:value="10.4099" calcext:value-type="float">
            <text:p>10,4099</text:p>
          </table:table-cell>
          <table:table-cell office:value-type="float" office:value="10.4102" calcext:value-type="float">
            <text:p>10,4102</text:p>
          </table:table-cell>
          <table:table-cell office:value-type="float" office:value="10.5088" calcext:value-type="float">
            <text:p>10,50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-00-0000</text:date>, <text:time style:data-style-name="N2" text:time-value="13:50:38.898105843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2:18:01.834971280</meta:creation-date>
    <dc:date>2017-05-31T14:09:53.677766945</dc:date>
    <meta:editing-duration>PT2H17M18S</meta:editing-duration>
    <meta:editing-cycles>4</meta:editing-cycles>
    <meta:generator>LibreOffice/5.3.1.2$Linux_X86_64 LibreOffice_project/30m0$Build-2</meta:generator>
    <meta:document-statistic meta:table-count="1" meta:cell-count="60" meta:object-count="0"/>
  </office:meta>
</office:document-meta>
</file>